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829cm" style:use-optimal-column-width="false"/>
    </style:style>
    <style:style style:name="ro1" style:family="table-row">
      <style:table-row-properties style:row-height="28.536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indent="0cm" style:writing-mode="rl-tb"/>
      <style:text-properties style:font-name="Alvi Nastaleeq" fo:font-size="200pt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5.828cm" svg:height="104.497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جرأت کے قبیلے کا سردار علی مولا<text:line-break/>کرار علی مولا جرار علی مولا<text:line-break/>سرداروں کے لشکر کا سردار علی مولا</text:p>
              </table:table-cell>
            </table:table-row>
            <table:table-row table:style-name="ro2">
              <table:table-cell table:style-name="ce2">
                <text:p text:style-name="P2">رکھتے ہیں جو لوگ چشم بصیرت<text:line-break/>وہ دیکھیں دو بھائیوں کی فضیلت<text:line-break/>معراج کی منزل میں اک ہلکے سے پردے کے<text:line-break/>اِس پار محمد ہیں اُس پار علی مولا</text:p>
              </table:table-cell>
            </table:table-row>
            <table:table-row table:style-name="ro2">
              <table:table-cell table:style-name="ce2">
                <text:p text:style-name="P2">خود جس کو خلّاق عالم بڑھائے<text:line-break/>کس میں ہے دم شان ہے اس کی گھٹائے<text:line-break/>کعبے کا یہ کہنا ہے ایمان کی کعبے کی<text:line-break/>محراب ابو طالب مینار علی مولا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75.819cm" fo:page-height="104.4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7:28:53.760067500</meta:creation-date>
    <dc:date>2026-01-21T17:31:22.761353100</dc:date>
    <meta:editing-duration>PT2M29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